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E000004C12C4285D6132C5B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445cm" svg:height="18.999cm" svg:x="1.179cm" svg:y="1.034cm">
          <draw:image xlink:href="Pictures/10000001000006DE000004C12C4285D6132C5BD0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27.445cm" svg:height="18.999cm" svg:x="1.179cm" svg:y="1.034cm">
          <draw:image xlink:href="Pictures/10000001000006DE000004C12C4285D6132C5BD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4:08:04.667180078</meta:creation-date>
    <dc:date>2023-03-09T10:01:25.052331502</dc:date>
    <meta:editing-duration>PT25M46S</meta:editing-duration>
    <meta:editing-cycles>3</meta:editing-cycles>
    <meta:generator>LibreOffice/7.3.7.2$Linux_X86_64 LibreOffice_project/30$Build-2</meta:generator>
    <meta:document-statistic meta:object-count="2"/>
  </office:meta>
</office:document-meta>
</file>